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left="0.5in" fo:margin-right="0in" fo:margin-top="0in" fo:margin-bottom="0in" style:contextual-spacing="false" fo:line-height="15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5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6" style:family="paragraph" style:parent-style-name="Text_20_body" style:list-style-name="L6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7" style:family="paragraph" style:parent-style-name="Text_20_body" style:list-style-name="L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8" style:family="paragraph" style:parent-style-name="Text_20_body" style:list-style-name="L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" style:family="paragraph" style:parent-style-name="Text_20_body" style:list-style-name="L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0" style:family="paragraph" style:parent-style-name="Text_20_body" style:list-style-name="L1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1" style:family="paragraph" style:parent-style-name="Text_20_body" style:list-style-name="L1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2" style:family="paragraph" style:parent-style-name="Text_20_body" style:list-style-name="L12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3" style:family="paragraph" style:parent-style-name="Text_20_body" style:list-style-name="L1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4" style:family="paragraph" style:parent-style-name="Text_20_body" style:list-style-name="L1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5" style:family="paragraph" style:parent-style-name="Text_20_body" style:list-style-name="L1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6" style:family="paragraph" style:parent-style-name="Text_20_body" style:list-style-name="L1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7" style:family="paragraph" style:parent-style-name="Text_20_body" style:list-style-name="L1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8" style:family="paragraph" style:parent-style-name="Text_20_body" style:list-style-name="L2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9" style:family="paragraph" style:parent-style-name="Text_20_body" style:list-style-name="L22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0" style:family="paragraph" style:parent-style-name="Text_20_body" style:list-style-name="L2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1" style:family="paragraph" style:parent-style-name="Text_20_body" style:list-style-name="L2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2" style:family="paragraph" style:parent-style-name="Text_20_body" style:list-style-name="L2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3" style:family="paragraph" style:parent-style-name="Text_20_body" style:list-style-name="L3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4" style:family="paragraph" style:parent-style-name="Text_20_body" style:list-style-name="L3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5" style:family="paragraph" style:parent-style-name="Text_20_body" style:list-style-name="L3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6" style:family="paragraph" style:parent-style-name="Text_20_body" style:list-style-name="L3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7" style:family="paragraph" style:parent-style-name="Text_20_body" style:list-style-name="L4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8" style:family="paragraph" style:parent-style-name="Text_20_body" style:list-style-name="L4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29" style:family="paragraph" style:parent-style-name="Text_20_body" style:list-style-name="L4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0" style:family="paragraph" style:parent-style-name="Text_20_body" style:list-style-name="L5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1" style:family="paragraph" style:parent-style-name="Text_20_body" style:list-style-name="L5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2" style:family="paragraph" style:parent-style-name="Text_20_body" style:list-style-name="L5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3" style:family="paragraph" style:parent-style-name="Text_20_body" style:list-style-name="L6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4" style:family="paragraph" style:parent-style-name="Text_20_body" style:list-style-name="L6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5" style:family="paragraph" style:parent-style-name="Text_20_body" style:list-style-name="L6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6" style:family="paragraph" style:parent-style-name="Text_20_body" style:list-style-name="L6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7" style:family="paragraph" style:parent-style-name="Text_20_body" style:list-style-name="L6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8" style:family="paragraph" style:parent-style-name="Text_20_body" style:list-style-name="L7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39" style:family="paragraph" style:parent-style-name="Text_20_body" style:list-style-name="L7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0" style:family="paragraph" style:parent-style-name="Text_20_body" style:list-style-name="L76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1" style:family="paragraph" style:parent-style-name="Text_20_body" style:list-style-name="L7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2" style:family="paragraph" style:parent-style-name="Text_20_body" style:list-style-name="L8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3" style:family="paragraph" style:parent-style-name="Text_20_body" style:list-style-name="L82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4" style:family="paragraph" style:parent-style-name="Text_20_body" style:list-style-name="L8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5" style:family="paragraph" style:parent-style-name="Text_20_body" style:list-style-name="L8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6" style:family="paragraph" style:parent-style-name="Text_20_body" style:list-style-name="L9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7" style:family="paragraph" style:parent-style-name="Text_20_body" style:list-style-name="L9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48" style:family="paragraph" style:parent-style-name="Text_20_body" style:list-style-name="L16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1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2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2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26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27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2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3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32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3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4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5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5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6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70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75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79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81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83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84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88">
      <style:paragraph-properties fo:margin-top="0in" fo:margin-bottom="0in" style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69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</style:style>
    <style:style style:name="P70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weight="normal"/>
    </style:style>
    <style:style style:name="P71" style:family="paragraph" style:parent-style-name="Text_20_body" style:list-style-name="L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3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38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40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4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44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4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5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5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58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6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64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6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68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7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73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77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8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90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92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91" style:family="paragraph" style:parent-style-name="Text_20_body" style:list-style-name="L94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96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3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4" style:family="paragraph" style:parent-style-name="Text_20_body" style:list-style-name="L37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5" style:family="paragraph" style:parent-style-name="Text_20_body" style:list-style-name="L41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6" style:family="paragraph" style:parent-style-name="Text_20_body" style:list-style-name="L45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7" style:family="paragraph" style:parent-style-name="Text_20_body" style:list-style-name="L53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8" style:family="paragraph" style:parent-style-name="Text_20_body" style:list-style-name="L59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99" style:family="paragraph" style:parent-style-name="Text_20_body" style:list-style-name="L87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00" style:family="paragraph" style:parent-style-name="Text_20_body" style:list-style-name="L93">
      <style:paragraph-properties fo:margin-left="0.4165in" fo:margin-right="0in" fo:margin-top="0in" fo:margin-bottom="0in" style:contextual-spacing="false" fo:line-height="150%" fo:text-align="justify" style:justify-single-word="false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/>
    </style:style>
    <style:style style:name="P101" style:family="paragraph" style:parent-style-name="Text_20_body">
      <style:paragraph-properties fo:margin-left="0.4165in" fo:margin-right="0in" fo:text-indent="0in" style:auto-text-indent="false"/>
    </style:style>
    <style:style style:name="T1" style:family="text">
      <style:text-properties fo:font-variant="normal" fo:text-transform="none" fo:color="#000000" style:text-line-through-style="none" style:font-name="Arial1" fo:font-size="9.60000038146973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9.60000038146973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9.60000038146973pt" fo:font-style="italic" style:text-underline-style="none" style:text-blinking="false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font-weight="normal"/>
    </style:style>
    <style:style style:name="T6" style:family="text">
      <style:text-properties fo:font-weight="bold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db6f11-7bb3-2c95-3f50-698329614a01"/><text:span text:style-name="T1">UC1 - </text:span><text:span text:style-name="T3">RegistrirajKorisnika:</text:span></text:p>
      <text:list xml:id="list2703297553264930097" text:style-name="L35">
        <text:list-item>
          <text:p text:style-name="P25"><text:span text:style-name="T6">Glavni sudionik</text:span><text:span text:style-name="T4">: Neregistrirani korisnik</text:span></text:p>
        </text:list-item>
        <text:list-item>
          <text:p text:style-name="P25"><text:span text:style-name="T6">Cilj</text:span><text:span text:style-name="T4">: Registracija novog korisnika u sustav.</text:span></text:p>
        </text:list-item>
        <text:list-item>
          <text:p text:style-name="P25"><text:span text:style-name="T6">Sudionici</text:span><text:span text:style-name="T4">: Poslužitelj, Baza podataka.</text:span></text:p>
        </text:list-item>
        <text:list-item>
          <text:p text:style-name="P25"><text:span text:style-name="T6">Preduvjeti</text:span><text:span text:style-name="T4">: Moguć pristup Internetu, dostupnost poslužitelja.</text:span></text:p>
        </text:list-item>
        <text:list-item>
          <text:p text:style-name="P25"><text:span text:style-name="T6">Rezultat</text:span><text:span text:style-name="T4">: Podaci o novom korisniku pohranjeni su u bazu podataka, korisnik je prijavljen u sustav i može koristiti njegove funkcionalnosti.</text:span></text:p>
        </text:list-item>
        <text:list-item>
          <text:p text:style-name="P25"><text:span text:style-name="T6">Željeni scenarij</text:span><text:span text:style-name="T4">:</text:span></text:p>
        </text:list-item>
      </text:list>
      <text:list xml:id="list849840812729411591" text:style-name="L36">
        <text:list-item>
          <text:p text:style-name="P72">Neregistrirani korisnik popunjava obrazac za prijavu osobnim podacima.</text:p>
        </text:list-item>
        <text:list-item>
          <text:p text:style-name="P72">Poslužitelj provjerava postoji li u bazi podataka korisnik s unesenim korisničkim imenom i jesu li svi podaci ispravno uneseni u obrazac za prijavu.</text:p>
        </text:list-item>
        <text:list-item>
          <text:p text:style-name="P72">Korisnik je uspješno registriran u sustav i unesen u bazu podataka.</text:p>
        </text:list-item>
      </text:list>
      <text:list xml:id="list8666959380117971161" text:style-name="L37">
        <text:list-item>
          <text:p text:style-name="P94"><text:span text:style-name="T6">Mogući drugi scenariji</text:span><text:span text:style-name="T4">: </text:span></text:p>
        </text:list-item>
      </text:list>
      <text:list xml:id="list5469013571853359877" text:style-name="L38">
        <text:list-item>
          <text:p text:style-name="P73">Korisnik nije uspješno registriran u sustav jer u bazi podataka već postoji korisnik s unesenim korisničkim imenom.</text:p>
          <text:list>
            <text:list-item>
              <text:p text:style-name="P73">Neregistriranom korisniku dojavljuje se da treba odabrati drugo korisničko ime.</text:p>
            </text:list-item>
            <text:list-item>
              <text:p text:style-name="P73">Omogućen je ponovni unos podataka i pokušaj registracije.</text:p>
            </text:list-item>
          </text:list>
        </text:list-item>
      </text:list>
      <text:p text:style-name="P101"/>
      <text:p text:style-name="P1"><text:span text:style-name="T1">UC2 - </text:span><text:span text:style-name="T3">PrijaviKorisnika:</text:span></text:p>
      <text:list xml:id="list2170884146778690625" text:style-name="L39">
        <text:list-item>
          <text:p text:style-name="P26"><text:span text:style-name="T6">Glavni sudionik</text:span><text:span text:style-name="T4">: Registrirani korisnik</text:span></text:p>
        </text:list-item>
        <text:list-item>
          <text:p text:style-name="P26"><text:span text:style-name="T6">Cilj</text:span><text:span text:style-name="T4">: Prijava korisnika u sustav.</text:span></text:p>
        </text:list-item>
        <text:list-item>
          <text:p text:style-name="P26"><text:span text:style-name="T6">Sudionici</text:span><text:span text:style-name="T4">: Poslužitelj, Baza podataka.</text:span></text:p>
        </text:list-item>
        <text:list-item>
          <text:p text:style-name="P26"><text:span text:style-name="T6">Preduvjeti</text:span><text:span text:style-name="T4">: Korisnik je registriran u sustav.</text:span></text:p>
        </text:list-item>
        <text:list-item>
          <text:p text:style-name="P26"><text:span text:style-name="T6">Rezultat</text:span><text:span text:style-name="T4">: Korisnik je uspješno prijavljen u sustav i može koristiti njegove funkcionalnosti.</text:span></text:p>
        </text:list-item>
        <text:list-item>
          <text:p text:style-name="P26"><text:span text:style-name="T6">Željeni scenarij</text:span><text:span text:style-name="T4">:</text:span></text:p>
        </text:list-item>
      </text:list>
      <text:list xml:id="list7500935618020990669" text:style-name="L40">
        <text:list-item>
          <text:p text:style-name="P74">Neprijavljeni korisnik upisuje korisničko ime i lozinku.</text:p>
        </text:list-item>
        <text:list-item>
          <text:p text:style-name="P74">U bazi podataka provjerava se ispravnost unesenih podataka.</text:p>
        </text:list-item>
        <text:list-item>
          <text:p text:style-name="P74">Korisnik je prijavljen u sustav i može koristiti njegove mogućnosti.</text:p>
        </text:list-item>
      </text:list>
      <text:list xml:id="list4391595913822800446" text:style-name="L41">
        <text:list-item>
          <text:p text:style-name="P95"><text:span text:style-name="T6">Mogući drugi scenariji</text:span><text:span text:style-name="T4">:</text:span></text:p>
        </text:list-item>
      </text:list>
      <text:list xml:id="list2183594293763704271" text:style-name="L42">
        <text:list-item>
          <text:p text:style-name="P75">Upisano je pogrešno korisničko ime ili lozinka.</text:p>
          <text:list>
            <text:list-item>
              <text:p text:style-name="P75">Dojavljena je obavijest o pogrešno upisanom podatku.</text:p>
            </text:list-item>
            <text:list-item>
              <text:p text:style-name="P75">Omogućen je ponovni unos i pokušaj prijave na sustav.</text:p>
            </text:list-item>
          </text:list>
        </text:list-item>
      </text:list>
      <text:p text:style-name="P101"/>
      <text:p text:style-name="P1"><text:span text:style-name="T1">UC3 - </text:span><text:span text:style-name="T3">UrediPodatkeProfila:</text:span></text:p>
      <text:list xml:id="list1131533326998904466" text:style-name="L43">
        <text:list-item>
          <text:p text:style-name="P27"><text:span text:style-name="T6">Glavni sudionik</text:span><text:span text:style-name="T4">: Prijavljeni korisnik</text:span></text:p>
        </text:list-item>
        <text:list-item>
          <text:p text:style-name="P27"><text:span text:style-name="T6">Cilj</text:span><text:span text:style-name="T4">: Uređivanje podataka korisnikovog profila.</text:span></text:p>
        </text:list-item>
        <text:list-item>
          <text:p text:style-name="P27"><text:span text:style-name="T6">Sudionici</text:span><text:span text:style-name="T4">: Poslužitelj, Baza podataka</text:span></text:p>
        </text:list-item>
        <text:list-item>
          <text:p text:style-name="P27"><text:span text:style-name="T6">Preduvjeti</text:span><text:span text:style-name="T4">: Korisnik je prijavljen u sustav.</text:span></text:p>
        </text:list-item>
        <text:list-item>
          <text:p text:style-name="P27"><text:span text:style-name="T6">Rezultat</text:span><text:span text:style-name="T4">: Promijenjeni podaci vidljivi su na korisnikovom profilu i pohranjeni u bazi podataka.</text:span></text:p>
        </text:list-item>
        <text:list-item>
          <text:p text:style-name="P27"><text:soft-page-break/><text:span text:style-name="T6">Željeni scenarij</text:span><text:span text:style-name="T4">:</text:span></text:p>
        </text:list-item>
      </text:list>
      <text:list xml:id="list7321311068771737796" text:style-name="L44">
        <text:list-item>
          <text:p text:style-name="P76">Korisnik odabire opciju uređivanja profila.</text:p>
        </text:list-item>
        <text:list-item>
          <text:p text:style-name="P76">Korisnik mijenja željene podatke.</text:p>
        </text:list-item>
        <text:list-item>
          <text:p text:style-name="P76">Provjerava se ispravnost upisanih podataka.</text:p>
        </text:list-item>
        <text:list-item>
          <text:p text:style-name="P76">U bazi podataka ažuriraju se podaci profila korisnika.</text:p>
        </text:list-item>
      </text:list>
      <text:list xml:id="list1601012599856933858" text:style-name="L45">
        <text:list-item>
          <text:p text:style-name="P96"><text:span text:style-name="T6">Mogući drugi scenariji</text:span><text:span text:style-name="T4">:</text:span></text:p>
        </text:list-item>
      </text:list>
      <text:list xml:id="list364013662759012090" text:style-name="L46">
        <text:list-item>
          <text:p text:style-name="P77">Korisnik je unio neodgovarajući podatak.</text:p>
          <text:list>
            <text:list-item>
              <text:p text:style-name="P77">Dojavljuje se obavijest o pogreški za pojedini podatak.</text:p>
            </text:list-item>
            <text:list-item>
              <text:p text:style-name="P77">Omogućava se ispravljanje krivo unesenog podatka bez gubitka prijašnjeg unosa.</text:p>
            </text:list-item>
          </text:list>
        </text:list-item>
      </text:list>
      <text:p text:style-name="P101"/>
      <text:p text:style-name="P1"><text:span text:style-name="T1">UC4 - </text:span><text:span text:style-name="T3">PregledajPopisUmjetnika:</text:span></text:p>
      <text:list xml:id="list3960159900890841480" text:style-name="L47">
        <text:list-item>
          <text:p text:style-name="P28"><text:span text:style-name="T6">Glavni sudionik</text:span><text:span text:style-name="T4">: Prijavljeni korisnik</text:span></text:p>
        </text:list-item>
        <text:list-item>
          <text:p text:style-name="P28"><text:span text:style-name="T6">Cilj</text:span><text:span text:style-name="T4">: Pregledavanje popisa svih registriranih korisnika.</text:span></text:p>
        </text:list-item>
        <text:list-item>
          <text:p text:style-name="P28"><text:span text:style-name="T6">Sudionici</text:span><text:span text:style-name="T4">: Poslužitelj, Baza podataka.</text:span></text:p>
        </text:list-item>
        <text:list-item>
          <text:p text:style-name="P28"><text:span text:style-name="T6">Preduvjeti</text:span><text:span text:style-name="T4">: Korisnik je prijavljen u sustav.</text:span></text:p>
        </text:list-item>
        <text:list-item>
          <text:p text:style-name="P28"><text:span text:style-name="T6">Rezultat</text:span><text:span text:style-name="T4">: Prijavljeni korisnik vidi popis svih korisničkih imena onih korisnika koji su registrirani u sustav.</text:span></text:p>
        </text:list-item>
        <text:list-item>
          <text:p text:style-name="P28"><text:span text:style-name="T6">Željeni scenarij</text:span><text:span text:style-name="T4">:</text:span></text:p>
        </text:list-item>
      </text:list>
      <text:list xml:id="list9065963643971113919" text:style-name="L48">
        <text:list-item>
          <text:p text:style-name="P58">Korisnik pregledava popis umjetnika koji su registrirani u sustav. Za svakog korisnika na popisu navedeno je korisničko ime, ime i prezime, tekst osobnog statusa, profilna slika (ako postoji), oznaka je li trenutno prijavljen u sustav i oznaka postoji li blokada.</text:p>
        </text:list-item>
        <text:list-item>
          <text:p text:style-name="P58">Korisnik može odabrati određenog umjetnika s popisa kojega želi blokirati ili označiti omiljenim.</text:p>
        </text:list-item>
      </text:list>
      <text:list xml:id="list2294607190945659918" text:style-name="L49">
        <text:list-item>
          <text:p text:style-name="P29"><text:span text:style-name="T6">Mogući drugi scenariji</text:span><text:span text:style-name="T4">:</text:span></text:p>
        </text:list-item>
      </text:list>
      <text:list xml:id="list1760916806327856632" text:style-name="L50">
        <text:list-item>
          <text:p text:style-name="P59">Korisnik kojeg se želi blokirati je označen omiljenim ili obrnuto.</text:p>
          <text:list>
            <text:list-item>
              <text:p text:style-name="P59">Dojavljuje se poruka o nemogućnosti obavljanja radnje.</text:p>
            </text:list-item>
          </text:list>
        </text:list-item>
      </text:list>
      <text:p text:style-name="Text_20_body"/>
      <text:p text:style-name="P1"><text:span text:style-name="T1">UC5 - </text:span><text:span text:style-name="T3">PretražiUmjetnikePoImenu:</text:span></text:p>
      <text:list xml:id="list5347333865942841076" text:style-name="L51">
        <text:list-item>
          <text:p text:style-name="P30"><text:span text:style-name="T6">Glavni sudionik</text:span><text:span text:style-name="T4">: Prijavljeni korisnik.</text:span></text:p>
        </text:list-item>
        <text:list-item>
          <text:p text:style-name="P30"><text:span text:style-name="T6">Cilj</text:span><text:span text:style-name="T4">: Pretraživanje registriranih korisnika po imenu i prezimenu.</text:span></text:p>
        </text:list-item>
        <text:list-item>
          <text:p text:style-name="P30"><text:span text:style-name="T6">Sudionici</text:span><text:span text:style-name="T4">: Poslužitelj, Baza podataka.</text:span></text:p>
        </text:list-item>
        <text:list-item>
          <text:p text:style-name="P30"><text:span text:style-name="T6">Preduvjeti</text:span><text:span text:style-name="T4">: Korisnik je prijavljen u sustav.</text:span></text:p>
        </text:list-item>
        <text:list-item>
          <text:p text:style-name="P30"><text:span text:style-name="T6">Rezultat</text:span><text:span text:style-name="T4">: Prijavljeni korisnik pronalazi tražene korisnike unosom imena i prezimena u pretraživač programa.</text:span></text:p>
        </text:list-item>
        <text:list-item>
          <text:p text:style-name="P30"><text:span text:style-name="T6">Željeni scenarij</text:span><text:span text:style-name="T4">:</text:span></text:p>
        </text:list-item>
      </text:list>
      <text:list xml:id="list1819050697468430829" text:style-name="L52">
        <text:list-item>
          <text:p text:style-name="P78">Korisnik unosi ime i prezime u pretraživač programa.</text:p>
        </text:list-item>
        <text:list-item>
          <text:p text:style-name="P78">Bazi podataka postavlja se upit pretraživanja po imenu i prezimenu.</text:p>
        </text:list-item>
        <text:list-item>
          <text:p text:style-name="P78">Pojavljuje se popis korisnika s traženim imenom i prezimenom.</text:p>
        </text:list-item>
        <text:list-item>
          <text:p text:style-name="P78">Korisnik odabire traženog korisnika.</text:p>
        </text:list-item>
      </text:list>
      <text:list xml:id="list7167350674222175816" text:style-name="L53">
        <text:list-item>
          <text:p text:style-name="P97"><text:span text:style-name="T6">Mogući drugi scenariji</text:span><text:span text:style-name="T4">:</text:span></text:p>
        </text:list-item>
      </text:list>
      <text:list xml:id="list6441925207248902827" text:style-name="L54">
        <text:list-item>
          <text:p text:style-name="P60">Ne postoji niti jedan korisnik s traženim imenom i prezimenom.</text:p>
          <text:list>
            <text:list-item>
              <text:p text:style-name="P60">Korisniku se dojavljuje poruka o nepostojanju traženog korisnika.</text:p>
            </text:list-item>
          </text:list>
        </text:list-item>
      </text:list>
      <text:p text:style-name="Text_20_body"><text:soft-page-break/></text:p>
      <text:p text:style-name="P1"><text:span text:style-name="T1">UC6 - </text:span><text:span text:style-name="T3">PretražiUmjetnikePoKategoriji:</text:span></text:p>
      <text:list xml:id="list1391581279794084652" text:style-name="L55">
        <text:list-item>
          <text:p text:style-name="P31"><text:span text:style-name="T6">Glavni sudionik</text:span><text:span text:style-name="T4">: Prijavljeni korisnik</text:span></text:p>
        </text:list-item>
        <text:list-item>
          <text:p text:style-name="P31"><text:span text:style-name="T6">Cilj</text:span><text:span text:style-name="T4">: Pretraživanje registriranih korisnika po granama i podgranama umjetnosti.</text:span></text:p>
        </text:list-item>
        <text:list-item>
          <text:p text:style-name="P31"><text:span text:style-name="T6">Sudionici</text:span><text:span text:style-name="T4">: Poslužitelj, Baza podataka.</text:span></text:p>
        </text:list-item>
        <text:list-item>
          <text:p text:style-name="P31"><text:span text:style-name="T6">Preduvjeti</text:span><text:span text:style-name="T4">: Korisnik je prijavljen u sustav.</text:span></text:p>
        </text:list-item>
        <text:list-item>
          <text:p text:style-name="P31"><text:span text:style-name="T6">Rezultat</text:span><text:span text:style-name="T4">: Prijavljeni korisnik odabirom željenih grana i podgrana umjetnosti pregledava registrirane korisnike svrstane po kategorijama i pronalazi tražene korisnike.</text:span></text:p>
        </text:list-item>
        <text:list-item>
          <text:p text:style-name="P31"><text:span text:style-name="T6">Željeni scenarij</text:span><text:span text:style-name="T4">:</text:span></text:p>
        </text:list-item>
      </text:list>
      <text:list xml:id="list3515767839622543985" text:style-name="L56">
        <text:list-item>
          <text:p text:style-name="P79">Korisnik među ponuđenim granama umjetnosti odabire jednu ili više njih.</text:p>
        </text:list-item>
        <text:list-item>
          <text:p text:style-name="P79">Korisnik među ponuđenim podgranama umjetnosti odabire jednu ili više njih.</text:p>
        </text:list-item>
        <text:list-item>
          <text:p text:style-name="P79">Pojavljuje se popis svih korisnika koji su kategorizirani pod zadanim granama i podgranama.</text:p>
        </text:list-item>
        <text:list-item>
          <text:p text:style-name="P79">Korisnik odabire traženog umjetnika.</text:p>
        </text:list-item>
      </text:list>
      <text:p text:style-name="P101"/>
      <text:p text:style-name="P1"><text:span text:style-name="T1">UC7 - </text:span><text:span text:style-name="T3">UkrcajFotografijuUmjetnine:</text:span></text:p>
      <text:list xml:id="list1727005682720009901" text:style-name="L57">
        <text:list-item>
          <text:p text:style-name="P32"><text:span text:style-name="T6">Glavni sudionik</text:span><text:span text:style-name="T4">: Prijavljeni korisnik</text:span></text:p>
        </text:list-item>
        <text:list-item>
          <text:p text:style-name="P32"><text:span text:style-name="T6">Cilj</text:span><text:span text:style-name="T4">: Ukrcavanje fotografije umjetnine koja će biti vidljiva na profilu korisnika u bazu podataka.</text:span></text:p>
        </text:list-item>
        <text:list-item>
          <text:p text:style-name="P32"><text:span text:style-name="T6">Sudionici</text:span><text:span text:style-name="T4">: Poslužitelj, Baza podataka</text:span></text:p>
        </text:list-item>
        <text:list-item>
          <text:p text:style-name="P32"><text:span text:style-name="T6">Preduvjeti</text:span><text:span text:style-name="T4">: Korisnik je prijavljen u sustav.</text:span></text:p>
        </text:list-item>
        <text:list-item>
          <text:p text:style-name="P32"><text:span text:style-name="T6">Rezultat</text:span><text:span text:style-name="T4">: Prijavljeni korisnik ukrcava fotografiju umjetnine u bazu podataka. Fotografija je vidljiva na korisnikovom profilu.</text:span></text:p>
        </text:list-item>
        <text:list-item>
          <text:p text:style-name="P32"><text:span text:style-name="T6">Željeni scenarij</text:span><text:span text:style-name="T4">:</text:span></text:p>
        </text:list-item>
      </text:list>
      <text:list xml:id="list564020214600307103" text:style-name="L58">
        <text:list-item>
          <text:p text:style-name="P80">Korisnik odabire opciju ukrcavanja fotografije.</text:p>
        </text:list-item>
        <text:list-item>
          <text:p text:style-name="P80">Otvara se novi prozor koji prikazuje sadržaj korisnikovog računala.</text:p>
        </text:list-item>
        <text:list-item>
          <text:p text:style-name="P80">Korisnik odabire fotografiju koju želi ukrcati.</text:p>
        </text:list-item>
        <text:list-item>
          <text:p text:style-name="P80">Fotografija je zapamćena u bazi podataka.</text:p>
        </text:list-item>
        <text:list-item>
          <text:p text:style-name="P80">Pojavljuje se poruka o uspješnom ukrcavanju.</text:p>
        </text:list-item>
      </text:list>
      <text:list xml:id="list6901459479987980703" text:style-name="L59">
        <text:list-item>
          <text:p text:style-name="P98"><text:span text:style-name="T6">Mogući drugi scenariji</text:span><text:span text:style-name="T4">:</text:span></text:p>
        </text:list-item>
      </text:list>
      <text:list xml:id="list8964854827270652602" text:style-name="L60">
        <text:list-item>
          <text:p text:style-name="P61">Fotografija nije uspješno ukrcana u bazu podataka.</text:p>
          <text:list>
            <text:list-item>
              <text:p text:style-name="P61">Korisniku se dojavljuje poruka o neuspješnom ukrcavanju.</text:p>
            </text:list-item>
          </text:list>
        </text:list-item>
      </text:list>
      <text:p text:style-name="Text_20_body"/>
      <text:p text:style-name="P1"><text:span text:style-name="T1">UC8 - </text:span><text:span text:style-name="T3">PregledajProfilUmjetnika:</text:span></text:p>
      <text:list xml:id="list9026942024362805625" text:style-name="L61">
        <text:list-item>
          <text:p text:style-name="P33"><text:span text:style-name="T6">Glavni sudionik</text:span><text:span text:style-name="T4">: Prijavljeni korisnik</text:span></text:p>
        </text:list-item>
        <text:list-item>
          <text:p text:style-name="P33"><text:span text:style-name="T6">Cilj</text:span><text:span text:style-name="T4">: Pregledavanje podataka na profilu odabranog korisnika.</text:span></text:p>
        </text:list-item>
        <text:list-item>
          <text:p text:style-name="P33"><text:span text:style-name="T6">Sudionici</text:span><text:span text:style-name="T4">: Poslužitelj, Baza podataka</text:span></text:p>
        </text:list-item>
        <text:list-item>
          <text:p text:style-name="P33"><text:span text:style-name="T6">Preduvjeti</text:span><text:span text:style-name="T4">: Korisnik je prijavljen u sustav.</text:span></text:p>
        </text:list-item>
        <text:list-item>
          <text:p text:style-name="P33"><text:span text:style-name="T6">Rezultat</text:span><text:span text:style-name="T4">: Prijavljeni korisnik može pregledavati podatke koje je odabrani korisnik unio na svoj profil.</text:span></text:p>
        </text:list-item>
        <text:list-item>
          <text:p text:style-name="P33"><text:span text:style-name="T6">Željeni scenarij</text:span><text:span text:style-name="T4">:</text:span></text:p>
        </text:list-item>
      </text:list>
      <text:list xml:id="list2248411659030060978" text:style-name="L62">
        <text:list-item>
          <text:p text:style-name="P81">Otvara se profil odabranog korisnika.</text:p>
        </text:list-item>
        <text:list-item>
          <text:p text:style-name="P81"><text:soft-page-break/>Korisniku su vidljivi osobni podaci odabranog korisnika, kao što su ime, prezime, grana i podgrana umjetnosti, ukrcane fotografije itd.</text:p>
        </text:list-item>
      </text:list>
      <text:p text:style-name="P101"/>
      <text:p text:style-name="P1"><text:span text:style-name="T1">UC9 - </text:span><text:span text:style-name="T3">PregledajFotografijeUmjetnika:</text:span></text:p>
      <text:list xml:id="list5565458167547724027" text:style-name="L63">
        <text:list-item>
          <text:p text:style-name="P34"><text:span text:style-name="T6">Glavni sudionik</text:span><text:span text:style-name="T4">: Prijavljeni korisnik</text:span></text:p>
        </text:list-item>
        <text:list-item>
          <text:p text:style-name="P34"><text:span text:style-name="T6">Cilj</text:span><text:span text:style-name="T4">: Pregledavanje fotografija koje je odabrani korisnik ukrcao na svoj profil.</text:span></text:p>
        </text:list-item>
        <text:list-item>
          <text:p text:style-name="P34"><text:span text:style-name="T6">Sudionici</text:span><text:span text:style-name="T4">: Poslužitelj, Baza podataka</text:span></text:p>
        </text:list-item>
        <text:list-item>
          <text:p text:style-name="P34"><text:span text:style-name="T6">Preduvjeti</text:span><text:span text:style-name="T4">: Korisnik je prijavljen u sustav.</text:span></text:p>
        </text:list-item>
        <text:list-item>
          <text:p text:style-name="P34"><text:span text:style-name="T6">Rezultat</text:span><text:span text:style-name="T4">: Prijavljeni korisnik može pregledavati sve fotografije koje se nalaze na profilu odabranog korisnika.</text:span></text:p>
        </text:list-item>
        <text:list-item>
          <text:p text:style-name="P34"><text:span text:style-name="T6">Željeni scenarij</text:span><text:span text:style-name="T4">:</text:span></text:p>
        </text:list-item>
      </text:list>
      <text:list xml:id="list636404243195701298" text:style-name="L64">
        <text:list-item>
          <text:p text:style-name="P82">Korisnik na profilu umjetnika odabire fotografiju koju želi pogledati.</text:p>
        </text:list-item>
        <text:list-item>
          <text:p text:style-name="P82">Odabrana fotografija prikazuje se u uvećanom prikazu.</text:p>
        </text:list-item>
      </text:list>
      <text:p text:style-name="P101"/>
      <text:p text:style-name="P1"><text:span text:style-name="T1">UC10 - </text:span><text:span text:style-name="T3">PregledajPopisOmiljenihUmjetnika:</text:span></text:p>
      <text:list xml:id="list7310192611658676910" text:style-name="L65">
        <text:list-item>
          <text:p text:style-name="P35"><text:span text:style-name="T6">Glavni sudionik</text:span><text:span text:style-name="T4">: Prijavljeni korisnik</text:span></text:p>
        </text:list-item>
        <text:list-item>
          <text:p text:style-name="P35"><text:span text:style-name="T6">Cilj</text:span><text:span text:style-name="T4">: Pregledavanje popisa korisnika koje je prijavljeni korisnik označio kao omiljene.</text:span></text:p>
        </text:list-item>
        <text:list-item>
          <text:p text:style-name="P35"><text:span text:style-name="T6">Sudionici</text:span><text:span text:style-name="T4">: Poslužitelj, Baza podataka</text:span></text:p>
        </text:list-item>
        <text:list-item>
          <text:p text:style-name="P35"><text:span text:style-name="T6">Preduvjeti</text:span><text:span text:style-name="T4">: Korisnik je prijavljen u sustav.</text:span></text:p>
        </text:list-item>
        <text:list-item>
          <text:p text:style-name="P35"><text:span text:style-name="T6">Rezultat</text:span><text:span text:style-name="T4">: Korisnik može pregledavati popis omiljenih korisnika. Pritom za bilo kojeg korisnika može odabrati da više ne bude omiljen i time ga ukloniti s popisa.</text:span></text:p>
        </text:list-item>
        <text:list-item>
          <text:p text:style-name="P35"><text:span text:style-name="T6">Željeni scenarij</text:span><text:span text:style-name="T4">:</text:span></text:p>
        </text:list-item>
      </text:list>
      <text:list xml:id="list875272156802397413" text:style-name="L66">
        <text:list-item>
          <text:p text:style-name="P83">Korisnik pregledava popis omiljenih umjetnika.</text:p>
        </text:list-item>
        <text:list-item>
          <text:p text:style-name="P83">Odabire umjetnika kojega želi ukoloniti s popisa i time on prestaje biti omiljen.</text:p>
        </text:list-item>
        <text:list-item>
          <text:p text:style-name="P83">Odabrani umjetnik prestaje biti omiljen i ažurira se stanje u bazi podataka.</text:p>
        </text:list-item>
      </text:list>
      <text:p text:style-name="P101"/>
      <text:p text:style-name="P1"><text:span text:style-name="T1">UC11 - </text:span><text:span text:style-name="T3">PregledajPopisBlokiranihUmjetnika:</text:span></text:p>
      <text:list xml:id="list8268809188194725285" text:style-name="L67">
        <text:list-item>
          <text:p text:style-name="P36"><text:span text:style-name="T6">Glavni sudionik</text:span><text:span text:style-name="T4">: Prijavljeni korisnik</text:span></text:p>
        </text:list-item>
        <text:list-item>
          <text:p text:style-name="P36"><text:span text:style-name="T6">Cilj</text:span><text:span text:style-name="T4">: Pregledavanje popisa korisnika koje je prijavljeni korisnik označio kao blokirane.</text:span></text:p>
        </text:list-item>
        <text:list-item>
          <text:p text:style-name="P36"><text:span text:style-name="T6">Sudionici</text:span><text:span text:style-name="T4">: Poslužitelj, Baza podataka</text:span></text:p>
        </text:list-item>
        <text:list-item>
          <text:p text:style-name="P36"><text:span text:style-name="T6">Preduvjeti</text:span><text:span text:style-name="T4">: Korisnik je prijavljen u sustav.</text:span></text:p>
        </text:list-item>
        <text:list-item>
          <text:p text:style-name="P36"><text:span text:style-name="T6">Rezultat</text:span><text:span text:style-name="T4">: Korisnik može pregledavati popis blokiranih korisnika. Pritom za bilo kojeg korisnika može odabrati da više ne bude blokiran i time ga ukloniti s popisa.</text:span></text:p>
        </text:list-item>
        <text:list-item>
          <text:p text:style-name="P36"><text:span text:style-name="T6">Željeni scenarij</text:span><text:span text:style-name="T4">:</text:span></text:p>
        </text:list-item>
      </text:list>
      <text:list xml:id="list2049703159943986495" text:style-name="L68">
        <text:list-item>
          <text:p text:style-name="P84">Korisnik pregledava popis blokiranih umjetnika.</text:p>
        </text:list-item>
        <text:list-item>
          <text:p text:style-name="P84">Odabire umjetnika kojega želi ukoloniti s popisa.</text:p>
        </text:list-item>
        <text:list-item>
          <text:p text:style-name="P84">Odabrani umjetnik prestaje biti blokiran i ažurira se stanje u bazi podataka.</text:p>
        </text:list-item>
      </text:list>
      <text:p text:style-name="P101"/>
      <text:p text:style-name="P1"><text:span text:style-name="T1">UC12 - </text:span><text:span text:style-name="T3">PošaljiChatPorukuUmjetniku:</text:span></text:p>
      <text:list xml:id="list8251504719740246287" text:style-name="L69">
        <text:list-item>
          <text:p text:style-name="P37"><text:span text:style-name="T6">Glavni sudionik</text:span><text:span text:style-name="T4">: Prijavljeni korisnik.</text:span></text:p>
        </text:list-item>
        <text:list-item>
          <text:p text:style-name="P37"><text:soft-page-break/><text:span text:style-name="T6">Cilj</text:span><text:span text:style-name="T4">: Slanje chat poruke odabranom korisniku koji je prijavljen u sustav.</text:span></text:p>
        </text:list-item>
        <text:list-item>
          <text:p text:style-name="P37"><text:span text:style-name="T6">Sudionici</text:span><text:span text:style-name="T4">: Poslužitelj, Baza podataka.</text:span></text:p>
        </text:list-item>
        <text:list-item>
          <text:p text:style-name="P37"><text:span text:style-name="T6">Preduvjeti</text:span><text:span text:style-name="T4">: Oba korisnika koja sudjeluju u komunikaciji prijavljena su u sustav.</text:span></text:p>
        </text:list-item>
        <text:list-item>
          <text:p text:style-name="P37"><text:span text:style-name="T6">Rezultat</text:span><text:span text:style-name="T4">: Prijavljeni korisnik s drugim prijavljenim korisnikom započinje komunikaciju putem poruka.</text:span></text:p>
        </text:list-item>
        <text:list-item>
          <text:p text:style-name="P37"><text:span text:style-name="T6">Željeni scenarij</text:span><text:span text:style-name="T4">:</text:span></text:p>
        </text:list-item>
      </text:list>
      <text:list xml:id="list1140437713145745572" text:style-name="L70">
        <text:list-item>
          <text:p text:style-name="P62">Korisnik s popisa odabire umjetnika kojem želi poslati chat poruku.</text:p>
        </text:list-item>
        <text:list-item>
          <text:p text:style-name="P62">Korisnik upisuje poruku.</text:p>
        </text:list-item>
        <text:list-item>
          <text:p text:style-name="P62">Pritiskom na gumb poruka se unosi u bazu podataka i šalje traženom umjetniku</text:p>
        </text:list-item>
        <text:list-item>
          <text:p text:style-name="P62">Umjetnici nastavljaju izmjenjivati poruke.</text:p>
        </text:list-item>
      </text:list>
      <text:list xml:id="list1208651962406984940" text:style-name="L71">
        <text:list-item>
          <text:p text:style-name="P38"><text:span text:style-name="T6">Mogući drugi scenariji</text:span><text:span text:style-name="T4">: </text:span></text:p>
        </text:list-item>
      </text:list>
      <text:list xml:id="list263014715159117681" text:style-name="L72">
        <text:list-item>
          <text:p text:style-name="P85">Korisnik kojem se šalje poruka nije prijavljen u sustav.</text:p>
          <text:list>
            <text:list-item>
              <text:p text:style-name="P85">Umjesto chat poruke korisniku se šalje e-mail.</text:p>
            </text:list-item>
          </text:list>
        </text:list-item>
      </text:list>
      <text:list xml:id="list9078937275069211576" text:style-name="L73">
        <text:list-item>
          <text:p text:style-name="P86">Korisnik kojem se šalje poruka je blokiran.</text:p>
          <text:list>
            <text:list-item>
              <text:p text:style-name="P86">Dojavljuje se odgovarajuća poruka da nije moguće uspostaviti komunikaciju.</text:p>
            </text:list-item>
          </text:list>
        </text:list-item>
        <text:list-item>
          <text:p text:style-name="P86">Jedan od korisnika u međuvremenu se odjavio sa sustava.</text:p>
          <text:list>
            <text:list-item>
              <text:p text:style-name="P86">Prijavljenom se korisniku dojavljuje odgovarajuća poruka i komunikacija se obustavlja.</text:p>
            </text:list-item>
          </text:list>
        </text:list-item>
      </text:list>
      <text:p text:style-name="P101"/>
      <text:p text:style-name="P1"><text:span text:style-name="T1">UC13 - </text:span><text:span text:style-name="T3">PošaljiEmailUmjetniku</text:span><text:span text:style-name="T1">:</text:span></text:p>
      <text:list xml:id="list5099883394316421689" text:style-name="L74">
        <text:list-item>
          <text:p text:style-name="P39"><text:span text:style-name="T6">Glavni sudionik</text:span><text:span text:style-name="T4">: Prijavljeni korisnik.</text:span></text:p>
        </text:list-item>
        <text:list-item>
          <text:p text:style-name="P39"><text:span text:style-name="T6">Cilj</text:span><text:span text:style-name="T4">: Slanje e-mail poruke drugom umjetniku.</text:span></text:p>
        </text:list-item>
        <text:list-item>
          <text:p text:style-name="P39"><text:span text:style-name="T6">Sudionici</text:span><text:span text:style-name="T4">: Poslužitelj, Baza podataka.</text:span></text:p>
        </text:list-item>
        <text:list-item>
          <text:p text:style-name="P39"><text:span text:style-name="T6">Preduvjeti</text:span><text:span text:style-name="T4">: Korisnik je prijavljen u sustav. U sustavu postoji barem jedan drugi korisnik.</text:span></text:p>
        </text:list-item>
        <text:list-item>
          <text:p text:style-name="P39"><text:span text:style-name="T6">Rezultat</text:span><text:span text:style-name="T4">: Korisnik je poslao e-mail poruku drugom umjetniku.</text:span></text:p>
        </text:list-item>
        <text:list-item>
          <text:p text:style-name="P39"><text:span text:style-name="T6">Željeni scenarij</text:span><text:span text:style-name="T4">:</text:span></text:p>
        </text:list-item>
      </text:list>
      <text:list xml:id="list7572114007251641445" text:style-name="L75">
        <text:list-item>
          <text:p text:style-name="P63">Korisnik pregledava popis umjetnika i odabire umjetnika kojem želi poslati e-mail.</text:p>
        </text:list-item>
        <text:list-item>
          <text:p text:style-name="P63">Otvara se novi prozor za slanje poruke.</text:p>
        </text:list-item>
        <text:list-item>
          <text:p text:style-name="P63">Korisnik upisuje poruku i naslov poruke.</text:p>
        </text:list-item>
        <text:list-item>
          <text:p text:style-name="P63">Pritiskom na gumb e-mail se unosi u bazu podataka i šalje traženom umjetniku.</text:p>
        </text:list-item>
      </text:list>
      <text:list xml:id="list8389887357655405685" text:style-name="L76">
        <text:list-item>
          <text:p text:style-name="P40"><text:span text:style-name="T6">Mogući drugi scenariji</text:span><text:span text:style-name="T4">:</text:span></text:p>
        </text:list-item>
      </text:list>
      <text:list xml:id="list8729449726798169394" text:style-name="L77">
        <text:list-item>
          <text:p text:style-name="P87">Nije unesen naslov poruke.</text:p>
          <text:list>
            <text:list-item>
              <text:p text:style-name="P87">Korisniku je dojavljena pogreška.</text:p>
            </text:list-item>
            <text:list-item>
              <text:p text:style-name="P87">Omogućeno je ispravljanje unosa i ponovni pokušaj slanja e-maila.</text:p>
            </text:list-item>
          </text:list>
        </text:list-item>
      </text:list>
      <text:p text:style-name="P101"/>
      <text:p text:style-name="P1"><text:span text:style-name="T1">UC14 - </text:span><text:span text:style-name="T3">OdaberiIzgledSučelja</text:span><text:span text:style-name="T1">:</text:span></text:p>
      <text:list xml:id="list1845164934080540049" text:style-name="L78">
        <text:list-item>
          <text:p text:style-name="P41"><text:span text:style-name="T6">Glavni sudionik</text:span><text:span text:style-name="T4">: Prijavljeni korisnik.</text:span></text:p>
        </text:list-item>
        <text:list-item>
          <text:p text:style-name="P41"><text:span text:style-name="T6">Cilj</text:span><text:span text:style-name="T4">: Promijeniti izgled sučelja programa.</text:span></text:p>
        </text:list-item>
        <text:list-item>
          <text:p text:style-name="P41"><text:span text:style-name="T6">Sudionici</text:span><text:span text:style-name="T4">: Poslužitelj, Baza podataka.</text:span></text:p>
        </text:list-item>
        <text:list-item>
          <text:p text:style-name="P41"><text:span text:style-name="T6">Preduvjeti</text:span><text:span text:style-name="T4">: Korisnik je prijavljen u sustav.</text:span></text:p>
        </text:list-item>
        <text:list-item>
          <text:p text:style-name="P41"><text:span text:style-name="T6">Rezultat</text:span><text:span text:style-name="T4">: Korisnik je po svojoj želji promijenio izgled grafičkog korisničkog sučelja programa.</text:span></text:p>
        </text:list-item>
        <text:list-item>
          <text:p text:style-name="P41"><text:soft-page-break/><text:span text:style-name="T6">Željeni scenarij</text:span><text:span text:style-name="T4">:</text:span></text:p>
        </text:list-item>
      </text:list>
      <text:list xml:id="list3268819052303724896" text:style-name="L79">
        <text:list-item>
          <text:p text:style-name="P64">Korisnik odabire inačicu sučelja koju želi koristiti.</text:p>
        </text:list-item>
        <text:list-item>
          <text:p text:style-name="P64">Sučelje privremeno mijenja izgled kako bi korisnik odlučio želi li zadržati traženi izbor.</text:p>
        </text:list-item>
        <text:list-item>
          <text:p text:style-name="P64">Korisnik potvrđuje izbor koji se pamti u bazi podataka ili odustaje od promjene.</text:p>
        </text:list-item>
      </text:list>
      <text:p text:style-name="Text_20_body"/>
      <text:p text:style-name="P1"><text:span text:style-name="T1">UC15 - </text:span><text:span text:style-name="T3">PodesiParametreKlijenta</text:span><text:span text:style-name="T1">:</text:span></text:p>
      <text:list xml:id="list335043140812032285" text:style-name="L80">
        <text:list-item>
          <text:p text:style-name="P42"><text:span text:style-name="T6">Glavni sudionik</text:span><text:span text:style-name="T4">: Registrirani korisnik.</text:span></text:p>
        </text:list-item>
        <text:list-item>
          <text:p text:style-name="P42"><text:span text:style-name="T6">Cilj</text:span><text:span text:style-name="T4">: Podesiti parametre programa na strani klijenta.</text:span></text:p>
        </text:list-item>
        <text:list-item>
          <text:p text:style-name="P42"><text:span text:style-name="T6">Sudionici</text:span><text:span text:style-name="T4">: Poslužitelj.</text:span></text:p>
        </text:list-item>
        <text:list-item>
          <text:p text:style-name="P42"><text:span text:style-name="T6">Preduvjeti</text:span><text:span text:style-name="T4">: Korisnik nije prijavljen u sustav.</text:span></text:p>
        </text:list-item>
        <text:list-item>
          <text:p text:style-name="P42"><text:span text:style-name="T6">Rezultat</text:span><text:span text:style-name="T4">: Korisnik je po svojoj želji podesio parametre programa na klijentskoj strani i pronađen je poslužitelj koji sluša na željenoj IP adresi i portu.</text:span></text:p>
        </text:list-item>
        <text:list-item>
          <text:p text:style-name="P42"><text:span text:style-name="T6">Željeni scenarij</text:span><text:span text:style-name="T4">:</text:span></text:p>
        </text:list-item>
      </text:list>
      <text:list xml:id="list5496285962422998759" text:style-name="L81">
        <text:list-item>
          <text:p text:style-name="P65">Korisnik odabire IP adresu i port poslužitelja kojem želi pristupiti.</text:p>
        </text:list-item>
        <text:list-item>
          <text:p text:style-name="P65">Korisnik se prijavljuje u sustav poslužitelja koji sluša na željenoj adresi i portu.</text:p>
        </text:list-item>
      </text:list>
      <text:list xml:id="list3506050806648437614" text:style-name="L82">
        <text:list-item>
          <text:p text:style-name="P43"><text:span text:style-name="T6">Mogući drugi scenariji</text:span><text:span text:style-name="T4">:</text:span></text:p>
        </text:list-item>
      </text:list>
      <text:list xml:id="list9181512604028893218" text:style-name="L83">
        <text:list-item>
          <text:p text:style-name="P66">Odabrana IP adresa ili port nisu valjani.</text:p>
          <text:list>
            <text:list-item>
              <text:p text:style-name="P66">Korisniku je dojavljena pogreška. </text:p>
            </text:list-item>
            <text:list-item>
              <text:p text:style-name="P66">Omogućen je ponovni odabir parametara.</text:p>
            </text:list-item>
          </text:list>
        </text:list-item>
      </text:list>
      <text:list xml:id="list4668361707846698281" text:style-name="L84">
        <text:list-item>
          <text:p text:style-name="P67">Ne postoji poslužitelj koji sluša na željenoj adresi i portu.</text:p>
          <text:list>
            <text:list-item>
              <text:p text:style-name="P67">Korisniku je dojavljena pogreška.</text:p>
            </text:list-item>
            <text:list-item>
              <text:p text:style-name="P67">Omogućen je ponovni odabir parametara.</text:p>
            </text:list-item>
          </text:list>
        </text:list-item>
      </text:list>
      <text:p text:style-name="Text_20_body"/>
      <text:p text:style-name="P1"><text:span text:style-name="T1">UC16 - </text:span><text:span text:style-name="T3">PodesiParametrePoslužitelja</text:span><text:span text:style-name="T1">:</text:span></text:p>
      <text:list xml:id="list4697516438816636949" text:style-name="L85">
        <text:list-item>
          <text:p text:style-name="P44"><text:span text:style-name="T6">Glavni sudionik</text:span><text:span text:style-name="T4">: Administrator.</text:span></text:p>
        </text:list-item>
        <text:list-item>
          <text:p text:style-name="P44"><text:span text:style-name="T6">Cilj</text:span><text:span text:style-name="T4">: Podesiti parametre poslužitelja.</text:span></text:p>
        </text:list-item>
        <text:list-item>
          <text:p text:style-name="P44"><text:span text:style-name="T6">Sudionici</text:span><text:span text:style-name="T4">: Poslužitelj.</text:span></text:p>
        </text:list-item>
        <text:list-item>
          <text:p text:style-name="P44"><text:span text:style-name="T6">Preduvjeti</text:span><text:span text:style-name="T4">: Server još nije pokrenut.</text:span></text:p>
        </text:list-item>
        <text:list-item>
          <text:p text:style-name="P44"><text:span text:style-name="T6">Rezultat</text:span><text:span text:style-name="T4">: Administrator je uspješno promijenio IP adresu poslužitelja, port na kojem poslužitelj sluša ili maksimalan broj korisnika prijavljenih na sustav.</text:span></text:p>
        </text:list-item>
        <text:list-item>
          <text:p text:style-name="P44"><text:span text:style-name="T6">Željeni scenarij</text:span><text:span text:style-name="T4">:</text:span></text:p>
        </text:list-item>
      </text:list>
      <text:list xml:id="list5512217010939438408" text:style-name="L86">
        <text:list-item>
          <text:p text:style-name="P88">Administrator otvara program za upravljanje poslužiteljem.</text:p>
        </text:list-item>
        <text:list-item>
          <text:p text:style-name="P88">Administrator odabire novu IP adresu i port poslužitelja.</text:p>
        </text:list-item>
        <text:list-item>
          <text:p text:style-name="P88">Administrator određuje novi maksimalan broj korisnika prijavljenih na sustav.</text:p>
        </text:list-item>
      </text:list>
      <text:list xml:id="list2711927808380885627" text:style-name="L87">
        <text:list-item>
          <text:p text:style-name="P99"><text:span text:style-name="T6">Mogući drugi scenariji</text:span><text:span text:style-name="T4">:</text:span></text:p>
        </text:list-item>
      </text:list>
      <text:list xml:id="list7678068480667650787" text:style-name="L88">
        <text:list-item>
          <text:p text:style-name="P68">Odabrana IP adresa ili port nisu valjani.</text:p>
          <text:list>
            <text:list-item>
              <text:p text:style-name="P68">Administratoru je dojavljena pogreška.</text:p>
            </text:list-item>
            <text:list-item>
              <text:p text:style-name="P68">Omogućen je ponovni odabir parametara.</text:p>
            </text:list-item>
          </text:list>
        </text:list-item>
      </text:list>
      <text:p text:style-name="Text_20_body"/>
      <text:p text:style-name="P1"><text:soft-page-break/><text:span text:style-name="T1">UC17 - </text:span><text:span text:style-name="T3">UkloniKorisnika</text:span><text:span text:style-name="T1">:</text:span></text:p>
      <text:list xml:id="list8363994614239395254" text:style-name="L89">
        <text:list-item>
          <text:p text:style-name="P45"><text:span text:style-name="T6">Glavni sudionik</text:span><text:span text:style-name="T4">: Administrator.</text:span></text:p>
        </text:list-item>
        <text:list-item>
          <text:p text:style-name="P45"><text:span text:style-name="T6">Cilj</text:span><text:span text:style-name="T4">: Uklanjanje korisničkog računa iz baze.</text:span></text:p>
        </text:list-item>
        <text:list-item>
          <text:p text:style-name="P45"><text:span text:style-name="T6">Sudionici</text:span><text:span text:style-name="T4">: Poslužitelj, Baza podataka.</text:span></text:p>
        </text:list-item>
        <text:list-item>
          <text:p text:style-name="P45"><text:span text:style-name="T6">Preduvjeti</text:span><text:span text:style-name="T4">: Administrator je prijavljen u sustav. U sustavu postoji barem jedan korisnik.</text:span></text:p>
        </text:list-item>
        <text:list-item>
          <text:p text:style-name="P45"><text:span text:style-name="T6">Rezultat</text:span><text:span text:style-name="T4">: Administrator je iz baze obrisao račun određenog korisnika.</text:span></text:p>
        </text:list-item>
        <text:list-item>
          <text:p text:style-name="P45"><text:span text:style-name="T6">Željeni scenarij</text:span><text:span text:style-name="T4">:</text:span></text:p>
        </text:list-item>
      </text:list>
      <text:list xml:id="list8234843240562738323" text:style-name="L90">
        <text:list-item>
          <text:p text:style-name="P89">Administrator na popisu korisnika pronalazi umjetnika čiji račun želi ukloniti iz baze.</text:p>
        </text:list-item>
        <text:list-item>
          <text:p text:style-name="P89">Administrator pritiskom na gumb uklanja korisnika iz baze i onemogućava mu daljnji pristup sustavu.</text:p>
        </text:list-item>
      </text:list>
      <text:p text:style-name="P101"/>
      <text:p text:style-name="P1"><text:span text:style-name="T1">UC18 - </text:span><text:span text:style-name="T3">DodajKorisnika</text:span><text:span text:style-name="T1">:</text:span></text:p>
      <text:list xml:id="list8524325025017972410" text:style-name="L91">
        <text:list-item>
          <text:p text:style-name="P46"><text:span text:style-name="T6">Glavni sudionik</text:span><text:span text:style-name="T4">: Administrator.</text:span></text:p>
        </text:list-item>
        <text:list-item>
          <text:p text:style-name="P46"><text:span text:style-name="T6">Cilj</text:span><text:span text:style-name="T4">: Dodavanje novog korisnika.</text:span></text:p>
        </text:list-item>
        <text:list-item>
          <text:p text:style-name="P46"><text:span text:style-name="T6">Sudionici</text:span><text:span text:style-name="T4">: Poslužitelj, Baza podataka.</text:span></text:p>
        </text:list-item>
        <text:list-item>
          <text:p text:style-name="P46"><text:span text:style-name="T6">Preduvjeti</text:span><text:span text:style-name="T4">: Administrator je prijavljen u sustav.</text:span></text:p>
        </text:list-item>
        <text:list-item>
          <text:p text:style-name="P46"><text:span text:style-name="T6">Rezultat</text:span><text:span text:style-name="T4">: Administrator je u bazu dodao novog korisnika s minimalnim skupom poznatih podataka.</text:span></text:p>
        </text:list-item>
        <text:list-item>
          <text:p text:style-name="P46"><text:span text:style-name="T6">Željeni scenarij</text:span><text:span text:style-name="T4">:</text:span></text:p>
        </text:list-item>
      </text:list>
      <text:list xml:id="list3486960099052215672" text:style-name="L92">
        <text:list-item>
          <text:p text:style-name="P90">Administrator traži dodavanje novog korisnika u bazu.</text:p>
        </text:list-item>
        <text:list-item>
          <text:p text:style-name="P90">Administrator upisuje minimalan skup podataka koji se sastoji od korisničkog imena, lozinke i e-mail adrese novog korisnika i dodaje ga u bazu.</text:p>
        </text:list-item>
      </text:list>
      <text:list xml:id="list1458282583846893676" text:style-name="L93">
        <text:list-item>
          <text:p text:style-name="P100"><text:span text:style-name="T6">Mogući drugi scenariji</text:span><text:span text:style-name="T4">:</text:span></text:p>
        </text:list-item>
      </text:list>
      <text:list xml:id="list8186961876192165787" text:style-name="L94">
        <text:list-item>
          <text:p text:style-name="P91">Korisnik s traženim korisničkim imenom već postoji.</text:p>
          <text:list>
            <text:list-item>
              <text:p text:style-name="P91">Administratoru je dojavljena pogreška.</text:p>
            </text:list-item>
            <text:list-item>
              <text:p text:style-name="P91">Omogućeno je ispravljanje unosa i ponovni pokušaj dodavanja u bazu. </text:p>
            </text:list-item>
          </text:list>
        </text:list-item>
      </text:list>
      <text:p text:style-name="P101"/>
      <text:p text:style-name="P1"><text:span text:style-name="T1">UC19 </text:span><text:span text:style-name="T3">- OdjaviKorisnika</text:span><text:span text:style-name="T1">:</text:span></text:p>
      <text:list xml:id="list3089151010020953137" text:style-name="L95">
        <text:list-item>
          <text:p text:style-name="P47"><text:span text:style-name="T6">Glavni sudionik</text:span><text:span text:style-name="T4">: Prijavljeni korisnik.</text:span></text:p>
        </text:list-item>
        <text:list-item>
          <text:p text:style-name="P47"><text:span text:style-name="T6">Cilj</text:span><text:span text:style-name="T4">: Odjava sa sustava.</text:span></text:p>
        </text:list-item>
        <text:list-item>
          <text:p text:style-name="P47"><text:span text:style-name="T6">Sudionici</text:span><text:span text:style-name="T4">: Poslužitelj.</text:span></text:p>
        </text:list-item>
        <text:list-item>
          <text:p text:style-name="P47"><text:span text:style-name="T6">Preduvjeti</text:span><text:span text:style-name="T4">: Korisnik je prijavljen u sustav.</text:span></text:p>
        </text:list-item>
        <text:list-item>
          <text:p text:style-name="P47"><text:span text:style-name="T6">Rezultat</text:span><text:span text:style-name="T4">: Prijavljeni korisnik se odjavio sa sustava i više ne može koristiti njegove mogućnosti.</text:span></text:p>
        </text:list-item>
        <text:list-item>
          <text:p text:style-name="P47"><text:span text:style-name="T6">Željeni scenarij</text:span><text:span text:style-name="T4">:</text:span></text:p>
        </text:list-item>
      </text:list>
      <text:list xml:id="list5013751644867223501" text:style-name="L96">
        <text:list-item>
          <text:p text:style-name="P92">Prijavljeni korisnik traži odjavu sa sustava.</text:p>
        </text:list-item>
        <text:list-item>
          <text:p text:style-name="P92">Korisnik je odjavljen i više nema mogućnosti prijavljenog korisnika. </text:p>
        </text:list-item>
        <text:list-item>
          <text:p text:style-name="P92">Odjavljenom korisniku je omogućena ponovna prijava.</text:p>
        </text:list-item>
      </text:list>
      <text:p text:style-name="P6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3:52:21.243000000</meta:creation-date>
    <dc:date>2014-11-04T21:09:49.724000000</dc:date>
    <meta:editing-duration>PT1H28M58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7" meta:paragraph-count="238" meta:word-count="1885" meta:character-count="13003" meta:non-whitespace-character-count="11570"/>
  </office:meta>
</office:document-meta>
</file>